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5pt" style:font-size-asian="15pt" style:font-size-complex="15pt"/>
    </style:style>
    <style:style style:name="P2" style:family="paragraph" style:parent-style-name="Preformatted_20_Text">
      <style:text-properties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4">Cours WordPress</text:span></text:p>
      <text:p text:style-name="P1"/>
      <text:p text:style-name="P2">Premiere étape :</text:p>
      <text:p text:style-name="P2"/>
      <text:p text:style-name="P1">Installation du CMS (wordpress)</text:p>
      <text:p text:style-name="P1"/>
      <text:p text:style-name="P2">Deuxieme étape :</text:p>
      <text:p text:style-name="P2"/>
      <text:p text:style-name="P1">Création de la base de données</text:p>
      <text:p text:style-name="P1">Extraire le cms</text:p>
      <text:p text:style-name="P1">connexion localhost</text:p>
      <text:p text:style-name="P1">configurer wordpress</text:p>
      <text:p text:style-name="P1">admin - /wpadm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5-16T10:09:22.40</dc:date>
    <meta:generator>OpenOffice/4.1.3$Win32 OpenOffice.org_project/413m1$Build-9783</meta:generator>
    <meta:document-statistic meta:table-count="0" meta:image-count="0" meta:object-count="0" meta:page-count="1" meta:paragraph-count="9" meta:word-count="28" meta:character-count="183"/>
    <meta:editing-duration>PT2M57S</meta:editing-duration>
    <meta:editing-cycles>1</meta:editing-cycles>
  </office:meta>
</office:document-meta>
</file>